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31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BRAGA DEL CASTILLO TERESA DE JESUS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BRAGA DEL CASTILLO TERESA DE JESUS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IQT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31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BRAGA DEL CASTILLO TERESA DE JESUS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60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6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3363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30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3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31T00:13:56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